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20000027A6FC9F71E.svm" manifest:media-type=""/>
  <manifest:file-entry manifest:full-path="Pictures/200000010000026E0000012D2B1C45BB.svm" manifest:media-type=""/>
  <manifest:file-entry manifest:full-path="Pictures/20000001000003270000027A2A5BDA74.svm" manifest:media-type=""/>
  <manifest:file-entry manifest:full-path="Pictures/20000001000002F50000012D45B7A767.svm" manifest:media-type=""/>
  <manifest:file-entry manifest:full-path="Pictures/2000000100000118000000D86AB3B7FE.svm" manifest:media-type=""/>
  <manifest:file-entry manifest:full-path="Pictures/2000000100000259000001420F8BC61B.svm" manifest:media-type=""/>
  <manifest:file-entry manifest:full-path="Pictures/2000000100000250000001427F5277A1.svm" manifest:media-type=""/>
  <manifest:file-entry manifest:full-path="Pictures/10000000000000200000002000309F1C.png" manifest:media-type="image/png"/>
  <manifest:file-entry manifest:full-path="Pictures/20000002000002A50000021B65ABC152.eps" manifest:media-type=""/>
  <manifest:file-entry manifest:full-path="Pictures/200000010000022200000142A380A8E6.svm" manifest:media-type=""/>
  <manifest:file-entry manifest:full-path="Pictures/200000010000021D000001422FBEB227.svm" manifest:media-type=""/>
  <manifest:file-entry manifest:full-path="Pictures/20000001000002590000014281764F2C.svm" manifest:media-type=""/>
  <manifest:file-entry manifest:full-path="Pictures/200000010000014F0000027A9F265190.svm" manifest:media-type=""/>
  <manifest:file-entry manifest:full-path="Pictures/2000000100000215000002D7977788E2.svm" manifest:media-type=""/>
  <manifest:file-entry manifest:full-path="Pictures/2000000100000124000000D8A19DD694.svm" manifest:media-type=""/>
  <manifest:file-entry manifest:full-path="Pictures/200000010000021500000142BBC54767.svm" manifest:media-type=""/>
  <manifest:file-entry manifest:full-path="Pictures/200000010000027A0000027A2368B7CD.svm" manifest:media-type=""/>
  <manifest:file-entry manifest:full-path="Pictures/20000001000001CD0000012DBE74C9DE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1810000012D12A8068C.svm" manifest:media-type=""/>
  <manifest:file-entry manifest:full-path="Pictures/2000000100000153000000F286D453A3.svm" manifest:media-type=""/>
  <manifest:file-entry manifest:full-path="Pictures/20000001000001F3000001421E793F92.svm" manifest:media-type=""/>
  <manifest:file-entry manifest:full-path="Pictures/200000010000021D000001423BFB183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-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+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2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TexMathsArgs="12§display§\frac{\beta r_o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beta 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2" style:family="graphic" style:parent-style-name="standard">
      <style:graphic-properties TexMathsArgs="10§display§g_m 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B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Q_{a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Q_{a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Q_{a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Q_{a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Q_{w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Q_{w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Q_{w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TexMathsArgs="12§display§V_{B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fill="none" draw:textarea-vertical-align="middle" draw:auto-grow-height="false" fo:min-height="0.749cm" fo:min-width="0.499cm"/>
    </style:style>
    <style:style style:name="gr29" style:family="graphic" style:parent-style-name="standard">
      <style:graphic-properties draw:stroke="none" svg:stroke-color="#000000" draw:fill="none" draw:fill-color="#ffffff" fo:min-height="0.021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P3" style:family="paragraph">
      <style:paragraph-properties fo:text-align="end"/>
      <style:text-properties fo:font-size="10pt" style:font-size-asian="10pt" style:font-size-complex="10pt"/>
    </style:style>
    <style:style style:name="P4" style:family="paragraph">
      <style:paragraph-properties fo:text-align="end"/>
      <style:text-properties fo:font-family="'XB Tabriz'" style:font-pitch="variable" fo:font-size="10pt" style:font-size-asian="10pt" style:font-size-complex="10pt"/>
    </style:style>
    <style:style style:name="T1" style:family="text">
      <style:text-properties fo:font-family="'XB Tabriz'" style:font-pitch="variable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207cm" svg:height="8.127cm" svg:x="1.192cm" svg:y="0.649cm">
          <draw:image xlink:href="Pictures/20000002000002A50000021B65ABC152.eps" xlink:type="simple" xlink:show="embed" xlink:actuate="onLoad">
            <text:p/>
          </draw:image>
        </draw:frame>
        <draw:frame draw:style-name="gr2" draw:text-style-name="P1" draw:layer="layout" svg:width="0.739cm" svg:height="0.365cm" svg:x="1.951cm" svg:y="0.357cm">
          <draw:image xlink:href="Pictures/20000001000002690000013145689BC3.svm" xlink:type="simple" xlink:show="embed" xlink:actuate="onLoad">
            <text:p/>
          </draw:image>
        </draw:frame>
        <draw:frame draw:style-name="gr2" draw:text-style-name="P1" draw:layer="layout" svg:width="0.739cm" svg:height="0.365cm" svg:x="4.948cm" svg:y="0.357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45cm" svg:height="0.36cm" svg:x="3.508cm" svg:y="8.924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75cm" svg:height="0.76cm" svg:x="6.483cm" svg:y="6.599cm">
          <draw:image xlink:href="Pictures/20000001000002720000027A6FC9F71E.svm" xlink:type="simple" xlink:show="embed" xlink:actuate="onLoad">
            <text:p/>
          </draw:image>
        </draw:frame>
        <draw:frame draw:style-name="gr5" draw:text-style-name="P1" draw:layer="layout" svg:width="0.76cm" svg:height="0.76cm" svg:x="0.267cm" svg:y="6.599cm">
          <draw:image xlink:href="Pictures/200000010000027A0000027A2368B7CD.svm" xlink:type="simple" xlink:show="embed" xlink:actuate="onLoad">
            <text:p/>
          </draw:image>
        </draw:frame>
        <draw:frame draw:style-name="gr6" draw:text-style-name="P1" draw:layer="layout" svg:width="0.349cm" svg:height="0.258cm" svg:x="5.898cm" svg:y="4.231cm">
          <draw:image xlink:href="Pictures/2000000100000124000000D8A19DD694.svm" xlink:type="simple" xlink:show="embed" xlink:actuate="onLoad">
            <text:p/>
          </draw:image>
        </draw:frame>
        <draw:frame draw:style-name="gr7" draw:text-style-name="P1" draw:layer="layout" svg:width="0.406cm" svg:height="0.289cm" svg:x="4.181cm" svg:y="7.874cm">
          <draw:image xlink:href="Pictures/2000000100000153000000F286D453A3.svm" xlink:type="simple" xlink:show="embed" xlink:actuate="onLoad">
            <text:p/>
          </draw:image>
        </draw:frame>
        <draw:connector draw:style-name="gr8" draw:text-style-name="P1" draw:layer="layout" draw:line-skew="-0.481cm" svg:x1="7.678cm" svg:y1="4.576cm" svg:x2="6.716cm" svg:y2="5.131cm" svg:d="m7678 4576h-962v555 0">
          <text:p/>
        </draw:connector>
        <draw:connector draw:style-name="gr8" draw:text-style-name="P1" draw:layer="layout" draw:line-skew="-0.503cm" svg:x1="7.677cm" svg:y1="4.033cm" svg:x2="6.678cm" svg:y2="3.57cm" svg:d="m7677 4033h-1002v-463h3">
          <text:p/>
        </draw:connector>
        <draw:frame draw:style-name="gr9" draw:text-style-name="P1" draw:layer="layout" svg:width="0.638cm" svg:height="0.871cm" svg:x="6.99cm" svg:y="3.007cm">
          <draw:image xlink:href="Pictures/2000000100000215000002D7977788E2.svm" xlink:type="simple" xlink:show="embed" xlink:actuate="onLoad">
            <text:p/>
          </draw:image>
        </draw:frame>
        <draw:frame draw:style-name="gr10" draw:text-style-name="P1" draw:layer="layout" svg:width="0.598cm" svg:height="0.385cm" svg:x="7.03cm" svg:y="4.699cm">
          <draw:image xlink:href="Pictures/20000001000001F3000001421E793F92.svm" xlink:type="simple" xlink:show="embed" xlink:actuate="onLoad">
            <text:p/>
          </draw:image>
        </draw:frame>
        <draw:line draw:style-name="gr11" draw:text-style-name="P1" draw:layer="layout" svg:x1="2.104cm" svg:y1="4.603cm" svg:x2="2.104cm" svg:y2="5.108cm">
          <text:p/>
        </draw:line>
        <draw:frame draw:style-name="gr12" draw:text-style-name="P1" draw:layer="layout" svg:width="0.806cm" svg:height="0.633cm" svg:x="1.052cm" svg:y="4.539cm">
          <draw:image xlink:href="Pictures/20000001000003270000027A2A5BDA74.svm" xlink:type="simple" xlink:show="embed" xlink:actuate="onLoad">
            <text:p/>
          </draw:image>
        </draw:frame>
        <draw:line draw:style-name="gr11" draw:text-style-name="P1" draw:layer="layout" svg:x1="5.164cm" svg:y1="5.148cm" svg:x2="5.164cm" svg:y2="4.643cm">
          <text:p/>
        </draw:line>
        <draw:frame draw:style-name="gr12" draw:text-style-name="P1" draw:layer="layout" svg:width="0.806cm" svg:height="0.633cm" svg:x="4.012cm" svg:y="4.579cm">
          <draw:image xlink:href="Pictures/20000001000003270000027A2A5BDA74.svm" xlink:type="simple" xlink:show="embed" xlink:actuate="onLoad">
            <text:p/>
          </draw:image>
        </draw:frame>
        <draw:line draw:style-name="gr11" draw:text-style-name="P1" draw:layer="layout" svg:x1="5.164cm" svg:y1="3.548cm" svg:x2="5.164cm" svg:y2="4.053cm">
          <text:p/>
        </draw:line>
        <draw:frame draw:style-name="gr12" draw:text-style-name="P1" draw:layer="layout" svg:width="0.806cm" svg:height="0.633cm" svg:x="4.012cm" svg:y="3.484cm">
          <draw:image xlink:href="Pictures/20000001000003270000027A2A5BDA74.svm" xlink:type="simple" xlink:show="embed" xlink:actuate="onLoad">
            <text:p/>
          </draw:image>
        </draw:frame>
        <draw:frame draw:style-name="gr13" draw:text-style-name="P1" draw:layer="layout" svg:width="0.745cm" svg:height="0.36cm" svg:x="2.842cm" svg:y="6.23cm">
          <draw:image xlink:href="Pictures/200000010000026E0000012D2B1C45BB.svm" xlink:type="simple" xlink:show="embed" xlink:actuate="onLoad">
            <text:p/>
          </draw:image>
        </draw:frame>
        <draw:frame draw:style-name="gr14" draw:text-style-name="P1" draw:layer="layout" svg:width="0.638cm" svg:height="0.385cm" svg:x="2.361cm" svg:y="6.727cm">
          <draw:image xlink:href="Pictures/200000010000021500000142BBC54767.svm" xlink:type="simple" xlink:show="embed" xlink:actuate="onLoad">
            <text:p/>
          </draw:image>
        </draw:frame>
        <draw:frame draw:style-name="gr15" draw:text-style-name="P1" draw:layer="layout" svg:width="0.648cm" svg:height="0.385cm" svg:x="4.768cm" svg:y="6.727cm">
          <draw:image xlink:href="Pictures/200000010000021D000001423BFB183C.svm" xlink:type="simple" xlink:show="embed" xlink:actuate="onLoad">
            <text:p/>
          </draw:image>
        </draw:frame>
        <draw:frame draw:style-name="gr16" draw:text-style-name="P1" draw:layer="layout" svg:width="0.648cm" svg:height="0.385cm" svg:x="1.697cm" svg:y="5.602cm">
          <draw:image xlink:href="Pictures/200000010000021D000001422FBEB227.svm" xlink:type="simple" xlink:show="embed" xlink:actuate="onLoad">
            <text:p/>
          </draw:image>
        </draw:frame>
        <draw:frame draw:style-name="gr17" draw:text-style-name="P1" draw:layer="layout" svg:width="0.654cm" svg:height="0.385cm" svg:x="5.361cm" svg:y="5.602cm">
          <draw:image xlink:href="Pictures/200000010000022200000142A380A8E6.svm" xlink:type="simple" xlink:show="embed" xlink:actuate="onLoad">
            <text:p/>
          </draw:image>
        </draw:frame>
        <draw:frame draw:style-name="gr18" draw:text-style-name="P1" draw:layer="layout" svg:width="0.709cm" svg:height="0.385cm" svg:x="5.361cm" svg:y="1.377cm">
          <draw:image xlink:href="Pictures/2000000100000250000001427F5277A1.svm" xlink:type="simple" xlink:show="embed" xlink:actuate="onLoad">
            <text:p/>
          </draw:image>
        </draw:frame>
        <draw:frame draw:style-name="gr19" draw:text-style-name="P1" draw:layer="layout" svg:width="0.72cm" svg:height="0.385cm" svg:x="1.625cm" svg:y="1.377cm">
          <draw:image xlink:href="Pictures/2000000100000259000001420F8BC61B.svm" xlink:type="simple" xlink:show="embed" xlink:actuate="onLoad">
            <text:p/>
          </draw:image>
        </draw:frame>
        <draw:frame draw:style-name="gr20" draw:text-style-name="P1" draw:layer="layout" svg:width="0.72cm" svg:height="0.385cm" svg:x="5.361cm" svg:y="2.627cm">
          <draw:image xlink:href="Pictures/20000001000002590000014281764F2C.svm" xlink:type="simple" xlink:show="embed" xlink:actuate="onLoad">
            <text:p/>
          </draw:image>
        </draw:frame>
        <draw:frame draw:style-name="gr21" draw:text-style-name="P1" draw:layer="layout" svg:width="0.401cm" svg:height="0.76cm" svg:x="7.87cm" svg:y="6.83cm">
          <draw:image xlink:href="Pictures/200000010000014F0000027A9F265190.svm" xlink:type="simple" xlink:show="embed" xlink:actuate="onLoad">
            <text:p/>
          </draw:image>
        </draw:frame>
        <draw:frame draw:style-name="gr22" draw:text-style-name="P1" draw:layer="layout" svg:width="0.745cm" svg:height="0.36cm" svg:x="11.532cm" svg:y="4.726cm">
          <draw:image xlink:href="Pictures/200000010000026E0000012D2B1C45BB.svm" xlink:type="simple" xlink:show="embed" xlink:actuate="onLoad">
            <text:p/>
          </draw:image>
        </draw:frame>
        <draw:frame draw:style-name="gr2" draw:text-style-name="P1" draw:layer="layout" svg:width="0.739cm" svg:height="0.365cm" svg:x="9.795cm" svg:y="1.066cm">
          <draw:image xlink:href="Pictures/20000001000002690000013145689BC3.svm" xlink:type="simple" xlink:show="embed" xlink:actuate="onLoad">
            <text:p/>
          </draw:image>
        </draw:frame>
        <draw:frame draw:style-name="gr23" draw:text-style-name="P1" draw:layer="layout" svg:width="0.552cm" svg:height="0.36cm" svg:x="9.346cm" svg:y="2.049cm">
          <draw:image xlink:href="Pictures/20000001000001CD0000012DBE74C9DE.svm" xlink:type="simple" xlink:show="embed" xlink:actuate="onLoad">
            <text:p/>
          </draw:image>
        </draw:frame>
        <draw:frame draw:style-name="gr14" draw:text-style-name="P1" draw:layer="layout" svg:width="0.638cm" svg:height="0.385cm" svg:x="9.365cm" svg:y="7.011cm">
          <draw:image xlink:href="Pictures/200000010000021500000142BBC54767.svm" xlink:type="simple" xlink:show="embed" xlink:actuate="onLoad">
            <text:p/>
          </draw:image>
        </draw:frame>
        <draw:frame draw:style-name="gr16" draw:text-style-name="P1" draw:layer="layout" svg:width="0.648cm" svg:height="0.385cm" svg:x="9.651cm" svg:y="4.146cm">
          <draw:image xlink:href="Pictures/200000010000021D000001422FBEB227.svm" xlink:type="simple" xlink:show="embed" xlink:actuate="onLoad">
            <text:p/>
          </draw:image>
        </draw:frame>
        <draw:line draw:style-name="gr11" draw:text-style-name="P1" draw:layer="layout" svg:x1="10.035cm" svg:y1="5.333cm" svg:x2="10.035cm" svg:y2="5.838cm">
          <text:p/>
        </draw:line>
        <draw:frame draw:style-name="gr12" draw:text-style-name="P1" draw:layer="layout" svg:width="0.806cm" svg:height="0.633cm" svg:x="9.03cm" svg:y="5.269cm">
          <draw:image xlink:href="Pictures/20000001000003270000027A2A5BDA74.svm" xlink:type="simple" xlink:show="embed" xlink:actuate="onLoad">
            <text:p/>
          </draw:image>
        </draw:frame>
        <draw:line draw:style-name="gr11" draw:text-style-name="P1" draw:layer="layout" svg:x1="10.609cm" svg:y1="1.948cm" svg:x2="10.609cm" svg:y2="2.453cm">
          <text:p/>
        </draw:line>
        <draw:frame draw:style-name="gr12" draw:text-style-name="P1" draw:layer="layout" svg:width="0.806cm" svg:height="0.633cm" svg:x="10.806cm" svg:y="1.884cm">
          <draw:image xlink:href="Pictures/20000001000003270000027A2A5BDA74.svm" xlink:type="simple" xlink:show="embed" xlink:actuate="onLoad">
            <text:p/>
          </draw:image>
        </draw:frame>
        <draw:frame draw:style-name="gr24" draw:text-style-name="P2" draw:layer="layout" svg:width="0.937cm" svg:height="0.911cm" svg:x="11.507cm" svg:y="8.274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4" draw:text-style-name="P2" draw:layer="layout" svg:width="1.2cm" svg:height="0.911cm" svg:x="0.421cm" svg:y="8.274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6" draw:text-style-name="P1" draw:layer="layout" svg:width="0.349cm" svg:height="0.258cm" svg:x="10.941cm" svg:y="3.159cm">
          <draw:image xlink:href="Pictures/2000000100000124000000D8A19DD694.svm" xlink:type="simple" xlink:show="embed" xlink:actuate="onLoad">
            <text:p/>
          </draw:image>
        </draw:frame>
        <draw:frame draw:style-name="gr25" draw:text-style-name="P1" draw:layer="layout" svg:width="0.907cm" svg:height="0.36cm" svg:x="7.518cm" svg:y="7.897cm">
          <draw:image xlink:href="Pictures/20000001000002F50000012D45B7A767.svm" xlink:type="simple" xlink:show="embed" xlink:actuate="onLoad">
            <text:p/>
          </draw:image>
        </draw:frame>
        <draw:connector draw:style-name="gr8" draw:text-style-name="P1" draw:layer="layout" draw:line-skew="0.493cm" svg:x1="9.071cm" svg:y1="3.381cm" svg:x2="10.058cm" svg:y2="3.969cm" svg:d="m9071 3381h987v588 0">
          <text:p/>
        </draw:connector>
        <draw:frame draw:style-name="gr26" draw:text-style-name="P1" draw:layer="layout" svg:width="0.461cm" svg:height="0.36cm" svg:x="8.515cm" svg:y="3.18cm">
          <draw:image xlink:href="Pictures/20000001000001810000012D12A8068C.svm" xlink:type="simple" xlink:show="embed" xlink:actuate="onLoad">
            <text:p/>
          </draw:image>
        </draw:frame>
        <draw:frame draw:style-name="gr27" draw:text-style-name="P1" draw:layer="layout" svg:width="0.335cm" svg:height="0.258cm" svg:x="10.986cm" svg:y="6.515cm">
          <draw:image xlink:href="Pictures/2000000100000118000000D86AB3B7FE.svm" xlink:type="simple" xlink:show="embed" xlink:actuate="onLoad">
            <text:p/>
          </draw:image>
        </draw:frame>
        <draw:custom-shape draw:style-name="gr28" draw:text-style-name="P1" draw:layer="layout" svg:width="0.242cm" svg:height="3.168cm" draw:transform="rotate (3.1415926535892) translate (1.617cm 3.52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9" draw:text-style-name="P4" draw:layer="layout" svg:width="1.197cm" svg:height="1.353cm" svg:x="0.231cm" svg:y="1.302cm">
          <draw:text-box>
            <text:p text:style-name="P3"><text:span text:style-name="T2">ولسن</text:span></text:p>
            <text:p text:style-name="P3"><text:span text:style-name="T2">آئین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02T10:18:51</meta:creation-date>
    <meta:editing-duration>PT1H39M22S</meta:editing-duration>
    <meta:editing-cycles>11</meta:editing-cycles>
    <meta:generator>LibreOffice/3.3$Linux LibreOffice_project/330m19$Build-401</meta:generator>
    <dc:title>kkkFigures</dc:title>
    <meta:initial-creator>kkk </meta:initial-creator>
    <dc:date>2014-09-11T11:29:37</dc:date>
    <dc:creator>kkk </dc:creator>
    <meta:document-statistic meta:object-count="45"/>
    <meta:template xlink:type="simple" xlink:actuate="onRequest" xlink:title="kkkFigures" xlink:href="../../../../../.libreoffice/3/user/template/kkkFigures.otg" meta:date="2014-09-02T10:18:49"/>
  </office:meta>
</office:document-meta>
</file>